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2.5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0fc"/>
    </style:style>
    <style:style style:name="ce11" style:family="table-cell" style:parent-style-name="Heading_20_1">
      <style:text-properties fo:font-size="32pt" style:font-size-asian="32pt" style:font-size-complex="32pt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etters" table:style-name="ta1">
        <table:table-column table:style-name="co1" table:number-columns-repeated="21" table:default-cell-style-name="Default"/>
        <table:table-column table:style-name="co2" table:number-columns-repeated="4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 table:number-columns-repeated="2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15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6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2"/>
          <table:table-cell table:style-name="ce11" table:number-columns-repeated="5"/>
          <table:table-cell table:number-columns-repeated="9"/>
        </table:table-row>
        <table:table-row table:style-name="ro1">
          <table:table-cell table:number-columns-repeated="4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1" table:number-columns-repeated="5"/>
          <table:table-cell table:number-columns-repeated="9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12"/>
          <table:table-cell/>
          <table:table-cell table:style-name="ce1"/>
          <table:table-cell/>
          <table:table-cell table:style-name="ce1" table:number-columns-repeated="3"/>
          <table:table-cell table:number-columns-repeated="3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1" table:number-columns-repeated="5"/>
          <table:table-cell table:number-columns-repeated="9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1" table:number-columns-repeated="5"/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5"/>
          <table:table-cell table:style-name="ce11" table:number-columns-repeated="5"/>
          <table:table-cell table:number-columns-repeated="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4"/>
          <table:table-cell table:style-name="ce1" table:number-columns-repeated="3"/>
          <table:table-cell table:number-columns-repeated="4"/>
          <table:table-cell table:style-name="ce1"/>
          <table:table-cell table:number-columns-repeated="4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 table:number-columns-repeated="13"/>
          <table:table-cell table:style-name="ce1" table:number-columns-repeated="5"/>
          <table:table-cell/>
          <table:table-cell table:style-name="ce3"/>
          <table:table-cell table:style-name="ce6" table:number-columns-repeated="3"/>
          <table:table-cell table:style-name="ce8"/>
          <table:table-cell/>
          <table:table-cell table:style-name="ce11" office:value-type="string" calcext:value-type="string">
            <text:p>0,0</text:p>
          </table:table-cell>
          <table:table-cell table:style-name="ce11" office:value-type="string" calcext:value-type="string">
            <text:p>0,1</text:p>
          </table:table-cell>
          <table:table-cell table:style-name="ce11" office:value-type="string" calcext:value-type="string">
            <text:p>0,2</text:p>
          </table:table-cell>
          <table:table-cell table:style-name="ce11" office:value-type="string" calcext:value-type="string">
            <text:p>0,3</text:p>
          </table:table-cell>
          <table:table-cell table:style-name="ce11" office:value-type="string" calcext:value-type="string">
            <text:p>0,4</text:p>
          </table:table-cell>
          <table:table-cell/>
          <table:table-cell table:style-name="Heading_20_1" office:value-type="float" office:value="0" calcext:value-type="float">
            <text:p>0</text:p>
          </table:table-cell>
          <table:table-cell table:style-name="Heading_20_1" office:value-type="float" office:value="1" calcext:value-type="float">
            <text:p>1</text:p>
          </table:table-cell>
          <table:table-cell table:style-name="Heading_20_1" office:value-type="float" office:value="2" calcext:value-type="float">
            <text:p>2</text:p>
          </table:table-cell>
          <table:table-cell table:style-name="Heading_20_1" office:value-type="float" office:value="3" calcext:value-type="float">
            <text:p>3</text:p>
          </table:table-cell>
          <table:table-cell table:style-name="Heading_20_1" office:value-type="float" office:value="4" calcext:value-type="float">
            <text:p>4</text:p>
          </table:table-cell>
          <table:table-cell table:style-name="Heading_20_1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4"/>
          <table:table-cell table:number-columns-repeated="3"/>
          <table:table-cell table:style-name="ce9"/>
          <table:table-cell/>
          <table:table-cell table:style-name="ce11" office:value-type="string" calcext:value-type="string">
            <text:p>1,0</text:p>
          </table:table-cell>
          <table:table-cell table:style-name="ce11" office:value-type="string" calcext:value-type="string">
            <text:p>1,1</text:p>
          </table:table-cell>
          <table:table-cell table:style-name="ce11" office:value-type="string" calcext:value-type="string">
            <text:p>1,2</text:p>
          </table:table-cell>
          <table:table-cell table:style-name="ce11" office:value-type="string" calcext:value-type="string">
            <text:p>1,3</text:p>
          </table:table-cell>
          <table:table-cell table:style-name="ce11" office:value-type="string" calcext:value-type="string">
            <text:p>1,4</text:p>
          </table:table-cell>
          <table:table-cell/>
          <table:table-cell table:style-name="Heading_20_1" office:value-type="float" office:value="6" calcext:value-type="float">
            <text:p>6</text:p>
          </table:table-cell>
          <table:table-cell table:style-name="Heading_20_1" office:value-type="float" office:value="7" calcext:value-type="float">
            <text:p>7</text:p>
          </table:table-cell>
          <table:table-cell table:style-name="Heading_20_1" office:value-type="float" office:value="8" calcext:value-type="float">
            <text:p>8</text:p>
          </table:table-cell>
          <table:table-cell table:style-name="Heading_20_1" office:value-type="float" office:value="9" calcext:value-type="float">
            <text:p>9</text:p>
          </table:table-cell>
          <table:table-cell table:style-name="Heading_20_1" office:value-type="float" office:value="10" calcext:value-type="float">
            <text:p>10</text:p>
          </table:table-cell>
          <table:table-cell table:style-name="Heading_20_1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1"/>
          <table:table-cell table:number-columns-repeated="15"/>
          <table:table-cell table:style-name="ce1"/>
          <table:table-cell/>
          <table:table-cell table:style-name="ce1" table:number-columns-repeated="3"/>
          <table:table-cell/>
          <table:table-cell table:style-name="ce4"/>
          <table:table-cell table:number-columns-repeated="3"/>
          <table:table-cell table:style-name="ce9"/>
          <table:table-cell/>
          <table:table-cell table:style-name="ce11" office:value-type="string" calcext:value-type="string">
            <text:p>2,0</text:p>
          </table:table-cell>
          <table:table-cell table:style-name="ce11" office:value-type="string" calcext:value-type="string">
            <text:p>2,1</text:p>
          </table:table-cell>
          <table:table-cell table:style-name="ce11" office:value-type="string" calcext:value-type="string">
            <text:p>2,2</text:p>
          </table:table-cell>
          <table:table-cell table:style-name="ce11" office:value-type="string" calcext:value-type="string">
            <text:p>2,3</text:p>
          </table:table-cell>
          <table:table-cell table:style-name="ce11" office:value-type="string" calcext:value-type="string">
            <text:p>2,4</text:p>
          </table:table-cell>
          <table:table-cell/>
          <table:table-cell table:style-name="Heading_20_1" office:value-type="float" office:value="12" calcext:value-type="float">
            <text:p>12</text:p>
          </table:table-cell>
          <table:table-cell table:style-name="Heading_20_1" office:value-type="float" office:value="13" calcext:value-type="float">
            <text:p>13</text:p>
          </table:table-cell>
          <table:table-cell table:style-name="Heading_20_1" office:value-type="float" office:value="14" calcext:value-type="float">
            <text:p>14</text:p>
          </table:table-cell>
          <table:table-cell table:style-name="Heading_20_1" office:value-type="float" office:value="15" calcext:value-type="float">
            <text:p>15</text:p>
          </table:table-cell>
          <table:table-cell table:style-name="Heading_20_1" office:value-type="float" office:value="16" calcext:value-type="float">
            <text:p>16</text:p>
          </table:table-cell>
          <table:table-cell table:style-name="Heading_20_1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4"/>
          <table:table-cell table:number-columns-repeated="3"/>
          <table:table-cell table:style-name="ce9"/>
          <table:table-cell/>
          <table:table-cell table:style-name="ce11" office:value-type="string" calcext:value-type="string">
            <text:p>3,0</text:p>
          </table:table-cell>
          <table:table-cell table:style-name="ce11" office:value-type="string" calcext:value-type="string">
            <text:p>3,1</text:p>
          </table:table-cell>
          <table:table-cell table:style-name="ce11" office:value-type="string" calcext:value-type="string">
            <text:p>3,2</text:p>
          </table:table-cell>
          <table:table-cell table:style-name="ce11" office:value-type="string" calcext:value-type="string">
            <text:p>3,3</text:p>
          </table:table-cell>
          <table:table-cell table:style-name="ce11" office:value-type="string" calcext:value-type="string">
            <text:p>3,4</text:p>
          </table:table-cell>
          <table:table-cell/>
          <table:table-cell table:style-name="Heading_20_1" office:value-type="float" office:value="18" calcext:value-type="float">
            <text:p>18</text:p>
          </table:table-cell>
          <table:table-cell table:style-name="Heading_20_1" office:value-type="float" office:value="19" calcext:value-type="float">
            <text:p>19</text:p>
          </table:table-cell>
          <table:table-cell table:style-name="Heading_20_1" office:value-type="float" office:value="20" calcext:value-type="float">
            <text:p>20</text:p>
          </table:table-cell>
          <table:table-cell table:style-name="Heading_20_1" office:value-type="float" office:value="21" calcext:value-type="float">
            <text:p>21</text:p>
          </table:table-cell>
          <table:table-cell table:style-name="Heading_20_1" office:value-type="float" office:value="22" calcext:value-type="float">
            <text:p>22</text:p>
          </table:table-cell>
          <table:table-cell table:style-name="Heading_20_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table:number-columns-repeated="5"/>
          <table:table-cell table:number-columns-repeated="3"/>
          <table:table-cell table:style-name="ce1"/>
          <table:table-cell table:number-columns-repeated="5"/>
          <table:table-cell table:style-name="ce12"/>
          <table:table-cell table:number-columns-repeated="3"/>
          <table:table-cell table:style-name="ce1" table:number-columns-repeated="5"/>
          <table:table-cell/>
          <table:table-cell table:style-name="ce5"/>
          <table:table-cell table:style-name="ce7" table:number-columns-repeated="3"/>
          <table:table-cell table:style-name="ce10"/>
          <table:table-cell/>
          <table:table-cell table:style-name="ce11" office:value-type="string" calcext:value-type="string">
            <text:p>4,0</text:p>
          </table:table-cell>
          <table:table-cell table:style-name="ce11" office:value-type="string" calcext:value-type="string">
            <text:p>4,1</text:p>
          </table:table-cell>
          <table:table-cell table:style-name="ce11" office:value-type="string" calcext:value-type="string">
            <text:p>4,2</text:p>
          </table:table-cell>
          <table:table-cell table:style-name="ce11" office:value-type="string" calcext:value-type="string">
            <text:p>4,3</text:p>
          </table:table-cell>
          <table:table-cell table:style-name="ce11" office:value-type="string" calcext:value-type="string">
            <text:p>4,4</text:p>
          </table:table-cell>
          <table:table-cell/>
          <table:table-cell table:style-name="Heading_20_1" office:value-type="float" office:value="24" calcext:value-type="float">
            <text:p>24</text:p>
          </table:table-cell>
          <table:table-cell table:style-name="Heading_20_1" office:value-type="float" office:value="25" calcext:value-type="float">
            <text:p>25</text:p>
          </table:table-cell>
          <table:table-cell table:style-name="Heading_20_1" office:value-type="float" office:value="26" calcext:value-type="float">
            <text:p>26</text:p>
          </table:table-cell>
          <table:table-cell table:style-name="Heading_20_1" office:value-type="float" office:value="27" calcext:value-type="float">
            <text:p>27</text:p>
          </table:table-cell>
          <table:table-cell table:style-name="Heading_20_1" office:value-type="float" office:value="28" calcext:value-type="float">
            <text:p>28</text:p>
          </table:table-cell>
          <table:table-cell table:style-name="Heading_20_1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number-columns-repeated="44"/>
          <table:table-cell table:style-name="Heading_20_1" office:value-type="float" office:value="30" calcext:value-type="float">
            <text:p>30</text:p>
          </table:table-cell>
          <table:table-cell table:style-name="Heading_20_1" office:value-type="float" office:value="31" calcext:value-type="float">
            <text:p>31</text:p>
          </table:table-cell>
          <table:table-cell table:style-name="Heading_20_1" office:value-type="float" office:value="32" calcext:value-type="float">
            <text:p>32</text:p>
          </table:table-cell>
          <table:table-cell table:style-name="Heading_20_1" office:value-type="float" office:value="33" calcext:value-type="float">
            <text:p>33</text:p>
          </table:table-cell>
          <table:table-cell table:style-name="Heading_20_1" office:value-type="float" office:value="34" calcext:value-type="float">
            <text:p>34</text:p>
          </table:table-cell>
          <table:table-cell table:style-name="Heading_20_1"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number-columns-repeated="39"/>
          <table:table-cell table:style-name="Heading_20_1"/>
          <table:table-cell/>
          <table:table-cell table:style-name="Heading_20_1"/>
          <table:table-cell table:number-columns-repeated="2"/>
          <table:table-cell table:style-name="Heading_20_1" table:number-columns-repeated="5"/>
          <table:table-cell table:number-columns-repeated="15"/>
        </table:table-row>
        <table:table-row table:style-name="ro1">
          <table:table-cell table:number-columns-repeated="5"/>
          <table:table-cell table:style-name="ce11" office:value-type="string" calcext:value-type="string">
            <text:p>0,0</text:p>
          </table:table-cell>
          <table:table-cell table:style-name="ce11" office:value-type="string" calcext:value-type="string">
            <text:p>0,1</text:p>
          </table:table-cell>
          <table:table-cell table:style-name="ce11" office:value-type="string" calcext:value-type="string">
            <text:p>0,2</text:p>
          </table:table-cell>
          <table:table-cell table:style-name="ce11" office:value-type="string" calcext:value-type="string">
            <text:p>0,3</text:p>
          </table:table-cell>
          <table:table-cell table:style-name="ce11" office:value-type="string" calcext:value-type="string">
            <text:p>0,4</text:p>
          </table:table-cell>
          <table:table-cell table:number-columns-repeated="16"/>
          <table:table-cell table:style-name="ce11" office:value-type="string" calcext:value-type="string">
            <text:p>0,0</text:p>
          </table:table-cell>
          <table:table-cell table:style-name="ce11" office:value-type="string" calcext:value-type="string">
            <text:p>0,1</text:p>
          </table:table-cell>
          <table:table-cell table:style-name="ce11" office:value-type="string" calcext:value-type="string">
            <text:p>0,2</text:p>
          </table:table-cell>
          <table:table-cell table:style-name="ce11" office:value-type="string" calcext:value-type="string">
            <text:p>0,3</text:p>
          </table:table-cell>
          <table:table-cell table:style-name="ce11" office:value-type="string" calcext:value-type="string">
            <text:p>0,4</text:p>
          </table:table-cell>
          <table:table-cell table:number-columns-repeated="7"/>
          <table:table-cell table:style-name="Heading_20_1"/>
          <table:table-cell table:number-columns-repeated="3"/>
          <table:table-cell table:style-name="Heading_20_1"/>
          <table:table-cell/>
          <table:table-cell table:style-name="Heading_20_1" table:number-columns-repeated="5"/>
          <table:table-cell table:number-columns-repeated="15"/>
        </table:table-row>
        <table:table-row table:style-name="ro1">
          <table:table-cell table:number-columns-repeated="5"/>
          <table:table-cell table:style-name="ce11" office:value-type="string" calcext:value-type="string">
            <text:p>1,0</text:p>
          </table:table-cell>
          <table:table-cell table:style-name="ce11" office:value-type="string" calcext:value-type="string">
            <text:p>1,1</text:p>
          </table:table-cell>
          <table:table-cell table:style-name="ce11" office:value-type="string" calcext:value-type="string">
            <text:p>1,2</text:p>
          </table:table-cell>
          <table:table-cell table:style-name="ce11" office:value-type="string" calcext:value-type="string">
            <text:p>1,3</text:p>
          </table:table-cell>
          <table:table-cell table:style-name="ce11" office:value-type="string" calcext:value-type="string">
            <text:p>1,4</text:p>
          </table:table-cell>
          <table:table-cell table:number-columns-repeated="16"/>
          <table:table-cell table:style-name="ce11" office:value-type="string" calcext:value-type="string">
            <text:p>1,0</text:p>
          </table:table-cell>
          <table:table-cell table:style-name="ce11" office:value-type="string" calcext:value-type="string">
            <text:p>1,1</text:p>
          </table:table-cell>
          <table:table-cell table:style-name="ce11" office:value-type="string" calcext:value-type="string">
            <text:p>1,2</text:p>
          </table:table-cell>
          <table:table-cell table:style-name="ce11" office:value-type="string" calcext:value-type="string">
            <text:p>1,3</text:p>
          </table:table-cell>
          <table:table-cell table:style-name="ce11" office:value-type="string" calcext:value-type="string">
            <text:p>1,4</text:p>
          </table:table-cell>
          <table:table-cell table:number-columns-repeated="13"/>
          <table:table-cell table:style-name="Heading_20_1" table:number-columns-repeated="5"/>
          <table:table-cell table:number-columns-repeated="15"/>
        </table:table-row>
        <table:table-row table:style-name="ro1">
          <table:table-cell table:number-columns-repeated="5"/>
          <table:table-cell table:style-name="ce11" office:value-type="string" calcext:value-type="string">
            <text:p>2,0</text:p>
          </table:table-cell>
          <table:table-cell table:style-name="ce11" office:value-type="string" calcext:value-type="string">
            <text:p>2,1</text:p>
          </table:table-cell>
          <table:table-cell table:style-name="ce11" office:value-type="string" calcext:value-type="string">
            <text:p>2,2</text:p>
          </table:table-cell>
          <table:table-cell table:style-name="ce11" office:value-type="string" calcext:value-type="string">
            <text:p>2,3</text:p>
          </table:table-cell>
          <table:table-cell table:style-name="ce11" office:value-type="string" calcext:value-type="string">
            <text:p>2,4</text:p>
          </table:table-cell>
          <table:table-cell table:number-columns-repeated="16"/>
          <table:table-cell table:style-name="ce11" office:value-type="string" calcext:value-type="string">
            <text:p>2,0</text:p>
          </table:table-cell>
          <table:table-cell table:style-name="ce11" office:value-type="string" calcext:value-type="string">
            <text:p>2,1</text:p>
          </table:table-cell>
          <table:table-cell table:style-name="ce11" office:value-type="string" calcext:value-type="string">
            <text:p>2,2</text:p>
          </table:table-cell>
          <table:table-cell table:style-name="ce11" office:value-type="string" calcext:value-type="string">
            <text:p>2,3</text:p>
          </table:table-cell>
          <table:table-cell table:style-name="ce11" office:value-type="string" calcext:value-type="string">
            <text:p>2,4</text:p>
          </table:table-cell>
          <table:table-cell table:number-columns-repeated="8"/>
          <table:table-cell table:style-name="Heading_20_1"/>
          <table:table-cell/>
          <table:table-cell table:style-name="Heading_20_1"/>
          <table:table-cell table:number-columns-repeated="2"/>
          <table:table-cell table:style-name="Heading_20_1" table:number-columns-repeated="5"/>
          <table:table-cell table:number-columns-repeated="15"/>
        </table:table-row>
        <table:table-row table:style-name="ro1">
          <table:table-cell table:number-columns-repeated="5"/>
          <table:table-cell table:style-name="ce11" office:value-type="string" calcext:value-type="string">
            <text:p>3,0</text:p>
          </table:table-cell>
          <table:table-cell table:style-name="ce11" office:value-type="string" calcext:value-type="string">
            <text:p>3,1</text:p>
          </table:table-cell>
          <table:table-cell table:style-name="ce11" office:value-type="string" calcext:value-type="string">
            <text:p>3,2</text:p>
          </table:table-cell>
          <table:table-cell table:style-name="ce11" office:value-type="string" calcext:value-type="string">
            <text:p>3,3</text:p>
          </table:table-cell>
          <table:table-cell table:style-name="ce11" office:value-type="string" calcext:value-type="string">
            <text:p>3,4</text:p>
          </table:table-cell>
          <table:table-cell table:number-columns-repeated="16"/>
          <table:table-cell table:style-name="ce11" office:value-type="string" calcext:value-type="string">
            <text:p>3,0</text:p>
          </table:table-cell>
          <table:table-cell table:style-name="ce11" office:value-type="string" calcext:value-type="string">
            <text:p>3,1</text:p>
          </table:table-cell>
          <table:table-cell table:style-name="ce11" office:value-type="string" calcext:value-type="string">
            <text:p>3,2</text:p>
          </table:table-cell>
          <table:table-cell table:style-name="ce11" office:value-type="string" calcext:value-type="string">
            <text:p>3,3</text:p>
          </table:table-cell>
          <table:table-cell table:style-name="ce11" office:value-type="string" calcext:value-type="string">
            <text:p>3,4</text:p>
          </table:table-cell>
          <table:table-cell table:number-columns-repeated="7"/>
          <table:table-cell table:style-name="Heading_20_1"/>
          <table:table-cell table:number-columns-repeated="3"/>
          <table:table-cell table:style-name="Heading_20_1"/>
          <table:table-cell/>
          <table:table-cell table:style-name="Heading_20_1" table:number-columns-repeated="5"/>
          <table:table-cell table:number-columns-repeated="15"/>
        </table:table-row>
        <table:table-row table:style-name="ro1">
          <table:table-cell table:number-columns-repeated="5"/>
          <table:table-cell table:style-name="ce11" office:value-type="string" calcext:value-type="string">
            <text:p>4,0</text:p>
          </table:table-cell>
          <table:table-cell table:style-name="ce11" office:value-type="string" calcext:value-type="string">
            <text:p>4,1</text:p>
          </table:table-cell>
          <table:table-cell table:style-name="ce11" office:value-type="string" calcext:value-type="string">
            <text:p>4,2</text:p>
          </table:table-cell>
          <table:table-cell table:style-name="ce11" office:value-type="string" calcext:value-type="string">
            <text:p>4,3</text:p>
          </table:table-cell>
          <table:table-cell table:style-name="ce11" office:value-type="string" calcext:value-type="string">
            <text:p>4,4</text:p>
          </table:table-cell>
          <table:table-cell table:number-columns-repeated="16"/>
          <table:table-cell table:style-name="ce11" office:value-type="string" calcext:value-type="string">
            <text:p>4,0</text:p>
          </table:table-cell>
          <table:table-cell table:style-name="ce11" office:value-type="string" calcext:value-type="string">
            <text:p>4,1</text:p>
          </table:table-cell>
          <table:table-cell table:style-name="ce11" office:value-type="string" calcext:value-type="string">
            <text:p>4,2</text:p>
          </table:table-cell>
          <table:table-cell table:style-name="ce11" office:value-type="string" calcext:value-type="string">
            <text:p>4,3</text:p>
          </table:table-cell>
          <table:table-cell table:style-name="ce11" office:value-type="string" calcext:value-type="string">
            <text:p>4,4</text:p>
          </table:table-cell>
          <table:table-cell table:number-columns-repeated="33"/>
        </table:table-row>
        <table:table-row table:style-name="ro1" table:number-rows-repeated="1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oreByWord" table:style-name="ta1"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BYTE3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1</text:p>
          </table:table-cell>
          <table:table-cell office:value-type="string" calcext:value-type="string">
            <text:p>BYTE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$A1]*4)" office:value-type="string" office:string-value="0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$A2]*4)" office:value-type="string" office:string-value="0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$A3]*4)" office:value-type="string" office:string-value="4" calcext:value-type="string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$A4]*4)" office:value-type="string" office:string-value="8" calcext:value-type="string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HEX([.$A5]*4)" office:value-type="string" office:string-value="C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HEX([.$A6]*4)" office:value-type="string" office:string-value="10" calcext:value-type="string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HEX([.$A7]*4)" office:value-type="string" office:string-value="14" calcext:value-type="string">
            <text:p>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HEX([.$A8]*4)" office:value-type="string" office:string-value="18" calcext:value-type="string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HEX([.$A9]*4)" office:value-type="string" office:string-value="1C" calcext:value-type="string">
            <text:p>1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HEX([.$A10]*4)" office:value-type="string" office:string-value="20" calcext:value-type="string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HEX([.$A11]*4)" office:value-type="string" office:string-value="24" calcext:value-type="string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HEX([.$A12]*4)" office:value-type="string" office:string-value="28" calcext:value-type="string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HEX([.$A13]*4)" office:value-type="string" office:string-value="2C" calcext:value-type="string">
            <text:p>2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HEX([.$A14]*4)" office:value-type="string" office:string-value="30" calcext:value-type="string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HEX([.$A15]*4)" office:value-type="string" office:string-value="34" calcext:value-type="string">
            <text:p>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HEX([.$A16]*4)" office:value-type="string" office:string-value="38" calcext:value-type="string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DEC2HEX([.$A17]*4)" office:value-type="string" office:string-value="3C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DEC2HEX([.$A18]*4)" office:value-type="string" office:string-value="40" calcext:value-type="string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DEC2HEX([.$A19]*4)" office:value-type="string" office:string-value="44" calcext:value-type="string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DEC2HEX([.$A20]*4)" office:value-type="string" office:string-value="48" calcext:value-type="string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DEC2HEX([.$A21]*4)" office:value-type="string" office:string-value="4C" calcext:value-type="string">
            <text:p>4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DEC2HEX([.$A22]*4)" office:value-type="string" office:string-value="50" calcext:value-type="string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DEC2HEX([.$A23]*4)" office:value-type="string" office:string-value="54" calcext:value-type="string">
            <text:p>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DEC2HEX([.$A24]*4)" office:value-type="string" office:string-value="58" calcext:value-type="string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DEC2HEX([.$A25]*4)" office:value-type="string" office:string-value="5C" calcext:value-type="string">
            <text:p>5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DEC2HEX([.$A26]*4)" office:value-type="string" office:string-value="60" calcext:value-type="string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DEC2HEX([.$A27]*4)" office:value-type="string" office:string-value="64" calcext:value-type="string">
            <text:p>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DEC2HEX([.$A28]*4)" office:value-type="string" office:string-value="68" calcext:value-type="string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DEC2HEX([.$A29]*4)" office:value-type="string" office:string-value="6C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DEC2HEX([.$A30]*4)" office:value-type="string" office:string-value="70" calcext:value-type="string">
            <text:p>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DEC2HEX([.$A31]*4)" office:value-type="string" office:string-value="74" calcext:value-type="string">
            <text:p>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DEC2HEX([.$A32]*4)" office:value-type="string" office:string-value="78" calcext:value-type="string">
            <text:p>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DEC2HEX([.$A33]*4)" office:value-type="string" office:string-value="7C" calcext:value-type="string">
            <text:p>7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DEC2HEX([.$A34]*4)" office:value-type="string" office:string-value="80" calcext:value-type="string">
            <text:p>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DEC2HEX([.$A35]*4)" office:value-type="string" office:string-value="84" calcext:value-type="string">
            <text:p>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DEC2HEX([.$A36]*4)" office:value-type="string" office:string-value="88" calcext:value-type="string">
            <text:p>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DEC2HEX([.$A37]*4)" office:value-type="string" office:string-value="8C" calcext:value-type="string">
            <text:p>8C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DEC2HEX([.$A38]*4)" office:value-type="string" office:string-value="90" calcext:value-type="string">
            <text:p>90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DEC2HEX([.$A39]*4)" office:value-type="string" office:string-value="94" calcext:value-type="string">
            <text:p>94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DEC2HEX([.$A40]*4)" office:value-type="string" office:string-value="98" calcext:value-type="string">
            <text:p>98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DEC2HEX([.$A41]*4)" office:value-type="string" office:string-value="9C" calcext:value-type="string">
            <text:p>9C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DEC2HEX([.$A42]*4)" office:value-type="string" office:string-value="A0" calcext:value-type="string">
            <text:p>A0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DEC2HEX([.$A43]*4)" office:value-type="string" office:string-value="A4" calcext:value-type="string">
            <text:p>A4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DEC2HEX([.$A44]*4)" office:value-type="string" office:string-value="A8" calcext:value-type="string">
            <text:p>A8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DEC2HEX([.$A45]*4)" office:value-type="string" office:string-value="AC" calcext:value-type="string">
            <text:p>AC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DEC2HEX([.$A46]*4)" office:value-type="string" office:string-value="B0" calcext:value-type="string">
            <text:p>B0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DEC2HEX([.$A47]*4)" office:value-type="string" office:string-value="B4" calcext:value-type="string">
            <text:p>B4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DEC2HEX([.$A48]*4)" office:value-type="string" office:string-value="B8" calcext:value-type="string">
            <text:p>B8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DEC2HEX([.$A49]*4)" office:value-type="string" office:string-value="BC" calcext:value-type="string">
            <text:p>BC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DEC2HEX([.$A50]*4)" office:value-type="string" office:string-value="C0" calcext:value-type="string">
            <text:p>C0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DEC2HEX([.$A51]*4)" office:value-type="string" office:string-value="C4" calcext:value-type="string">
            <text:p>C4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DEC2HEX([.$A52]*4)" office:value-type="string" office:string-value="C8" calcext:value-type="string">
            <text:p>C8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DEC2HEX([.$A53]*4)" office:value-type="string" office:string-value="CC" calcext:value-type="string">
            <text:p>CC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DEC2HEX([.$A54]*4)" office:value-type="string" office:string-value="D0" calcext:value-type="string">
            <text:p>D0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DEC2HEX([.$A55]*4)" office:value-type="string" office:string-value="D4" calcext:value-type="string">
            <text:p>D4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DEC2HEX([.$A56]*4)" office:value-type="string" office:string-value="D8" calcext:value-type="string">
            <text:p>D8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DEC2HEX([.$A57]*4)" office:value-type="string" office:string-value="DC" calcext:value-type="string">
            <text:p>DC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DEC2HEX([.$A58]*4)" office:value-type="string" office:string-value="E0" calcext:value-type="string">
            <text:p>E0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DEC2HEX([.$A59]*4)" office:value-type="string" office:string-value="E4" calcext:value-type="string">
            <text:p>E4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DEC2HEX([.$A60]*4)" office:value-type="string" office:string-value="E8" calcext:value-type="string">
            <text:p>E8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DEC2HEX([.$A61]*4)" office:value-type="string" office:string-value="EC" calcext:value-type="string">
            <text:p>EC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DEC2HEX([.$A62]*4)" office:value-type="string" office:string-value="F0" calcext:value-type="string">
            <text:p>F0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DEC2HEX([.$A63]*4)" office:value-type="string" office:string-value="F4" calcext:value-type="string">
            <text:p>F4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DEC2HEX([.$A64]*4)" office:value-type="string" office:string-value="F8" calcext:value-type="string">
            <text:p>F8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DEC2HEX([.$A65]*4)" office:value-type="string" office:string-value="FC" calcext:value-type="string">
            <text:p>FC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DEC2HEX([.$A66]*4)" office:value-type="string" office:string-value="100" calcext:value-type="string">
            <text:p>100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DEC2HEX([.$A67]*4)" office:value-type="string" office:string-value="104" calcext:value-type="string">
            <text:p>104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DEC2HEX([.$A68]*4)" office:value-type="string" office:string-value="108" calcext:value-type="string">
            <text:p>108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DEC2HEX([.$A69]*4)" office:value-type="string" office:string-value="10C" calcext:value-type="string">
            <text:p>10C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DEC2HEX([.$A70]*4)" office:value-type="string" office:string-value="110" calcext:value-type="string">
            <text:p>110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DEC2HEX([.$A71]*4)" office:value-type="string" office:string-value="114" calcext:value-type="string">
            <text:p>114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DEC2HEX([.$A72]*4)" office:value-type="string" office:string-value="118" calcext:value-type="string">
            <text:p>118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DEC2HEX([.$A73]*4)" office:value-type="string" office:string-value="11C" calcext:value-type="string">
            <text:p>11C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DEC2HEX([.$A74]*4)" office:value-type="string" office:string-value="120" calcext:value-type="string">
            <text:p>120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DEC2HEX([.$A75]*4)" office:value-type="string" office:string-value="124" calcext:value-type="string">
            <text:p>124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DEC2HEX([.$A76]*4)" office:value-type="string" office:string-value="128" calcext:value-type="string">
            <text:p>128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DEC2HEX([.$A77]*4)" office:value-type="string" office:string-value="12C" calcext:value-type="string">
            <text:p>12C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DEC2HEX([.$A78]*4)" office:value-type="string" office:string-value="130" calcext:value-type="string">
            <text:p>130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DEC2HEX([.$A79]*4)" office:value-type="string" office:string-value="134" calcext:value-type="string">
            <text:p>134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DEC2HEX([.$A80]*4)" office:value-type="string" office:string-value="138" calcext:value-type="string">
            <text:p>138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DEC2HEX([.$A81]*4)" office:value-type="string" office:string-value="13C" calcext:value-type="string">
            <text:p>13C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DEC2HEX([.$A82]*4)" office:value-type="string" office:string-value="140" calcext:value-type="string">
            <text:p>140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DEC2HEX([.$A83]*4)" office:value-type="string" office:string-value="144" calcext:value-type="string">
            <text:p>144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DEC2HEX([.$A84]*4)" office:value-type="string" office:string-value="148" calcext:value-type="string">
            <text:p>148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DEC2HEX([.$A85]*4)" office:value-type="string" office:string-value="14C" calcext:value-type="string">
            <text:p>14C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DEC2HEX([.$A86]*4)" office:value-type="string" office:string-value="150" calcext:value-type="string">
            <text:p>150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DEC2HEX([.$A87]*4)" office:value-type="string" office:string-value="154" calcext:value-type="string">
            <text:p>154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DEC2HEX([.$A88]*4)" office:value-type="string" office:string-value="158" calcext:value-type="string">
            <text:p>158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DEC2HEX([.$A89]*4)" office:value-type="string" office:string-value="15C" calcext:value-type="string">
            <text:p>15C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DEC2HEX([.$A90]*4)" office:value-type="string" office:string-value="160" calcext:value-type="string">
            <text:p>160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DEC2HEX([.$A91]*4)" office:value-type="string" office:string-value="164" calcext:value-type="string">
            <text:p>164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DEC2HEX([.$A92]*4)" office:value-type="string" office:string-value="168" calcext:value-type="string">
            <text:p>168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DEC2HEX([.$A93]*4)" office:value-type="string" office:string-value="16C" calcext:value-type="string">
            <text:p>16C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DEC2HEX([.$A94]*4)" office:value-type="string" office:string-value="170" calcext:value-type="string">
            <text:p>170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DEC2HEX([.$A95]*4)" office:value-type="string" office:string-value="174" calcext:value-type="string">
            <text:p>174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DEC2HEX([.$A96]*4)" office:value-type="string" office:string-value="178" calcext:value-type="string">
            <text:p>178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DEC2HEX([.$A97]*4)" office:value-type="string" office:string-value="17C" calcext:value-type="string">
            <text:p>17C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DEC2HEX([.$A98]*4)" office:value-type="string" office:string-value="180" calcext:value-type="string">
            <text:p>180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DEC2HEX([.$A99]*4)" office:value-type="string" office:string-value="184" calcext:value-type="string">
            <text:p>184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DEC2HEX([.$A100]*4)" office:value-type="string" office:string-value="188" calcext:value-type="string">
            <text:p>188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DEC2HEX([.$A101]*4)" office:value-type="string" office:string-value="18C" calcext:value-type="string">
            <text:p>18C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DEC2HEX([.$A102]*4)" office:value-type="string" office:string-value="190" calcext:value-type="string">
            <text:p>190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DEC2HEX([.$A103]*4)" office:value-type="string" office:string-value="194" calcext:value-type="string">
            <text:p>194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DEC2HEX([.$A104]*4)" office:value-type="string" office:string-value="198" calcext:value-type="string">
            <text:p>198</text:p>
          </table:table-cell>
          <table:table-cell table:number-columns-repeated="4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DEC2HEX([.$A105]*4)" office:value-type="string" office:string-value="19C" calcext:value-type="string">
            <text:p>19C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DEC2HEX([.$A106]*4)" office:value-type="string" office:string-value="1A0" calcext:value-type="string">
            <text:p>1A0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DEC2HEX([.$A107]*4)" office:value-type="string" office:string-value="1A4" calcext:value-type="string">
            <text:p>1A4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DEC2HEX([.$A108]*4)" office:value-type="string" office:string-value="1A8" calcext:value-type="string">
            <text:p>1A8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DEC2HEX([.$A109]*4)" office:value-type="string" office:string-value="1AC" calcext:value-type="string">
            <text:p>1AC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DEC2HEX([.$A110]*4)" office:value-type="string" office:string-value="1B0" calcext:value-type="string">
            <text:p>1B0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DEC2HEX([.$A111]*4)" office:value-type="string" office:string-value="1B4" calcext:value-type="string">
            <text:p>1B4</text:p>
          </table:table-cell>
          <table:table-cell table:number-columns-repeated="4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DEC2HEX([.$A112]*4)" office:value-type="string" office:string-value="1B8" calcext:value-type="string">
            <text:p>1B8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DEC2HEX([.$A113]*4)" office:value-type="string" office:string-value="1BC" calcext:value-type="string">
            <text:p>1BC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DEC2HEX([.$A114]*4)" office:value-type="string" office:string-value="1C0" calcext:value-type="string">
            <text:p>1C0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DEC2HEX([.$A115]*4)" office:value-type="string" office:string-value="1C4" calcext:value-type="string">
            <text:p>1C4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DEC2HEX([.$A116]*4)" office:value-type="string" office:string-value="1C8" calcext:value-type="string">
            <text:p>1C8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5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5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2"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2"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2"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2"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2"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2"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5"/>
        </table:table-row>
        <table:table-row table:style-name="ro2"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2">
          <table:table-cell office:value-type="float" office:value="167" calcext:value-type="float">
            <text:p>167</text:p>
          </table:table-cell>
          <table:table-cell table:number-columns-repeated="5"/>
        </table:table-row>
        <table:table-row table:style-name="ro2"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2"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2"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2"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2"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2"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2"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2"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5"/>
        </table:table-row>
        <table:table-row table:style-name="ro2"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2"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2"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2">
          <table:table-cell office:value-type="float" office:value="199" calcext:value-type="float">
            <text:p>199</text:p>
          </table:table-cell>
          <table:table-cell table:number-columns-repeated="5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5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2"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5"/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5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5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5"/>
        </table:table-row>
        <table:table-row table:style-name="ro2"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2"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2"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2">
          <table:table-cell office:value-type="float" office:value="226" calcext:value-type="float">
            <text:p>226</text:p>
          </table:table-cell>
          <table:table-cell table:number-columns-repeated="5"/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2">
          <table:table-cell office:value-type="float" office:value="229" calcext:value-type="float">
            <text:p>229</text:p>
          </table:table-cell>
          <table:table-cell table:number-columns-repeated="5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5"/>
        </table:table-row>
        <table:table-row table:style-name="ro2"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2">
          <table:table-cell office:value-type="float" office:value="233" calcext:value-type="float">
            <text:p>233</text:p>
          </table:table-cell>
          <table:table-cell table:number-columns-repeated="5"/>
        </table:table-row>
        <table:table-row table:style-name="ro2"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2"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2"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2"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2"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2"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5"/>
        </table:table-row>
        <table:table-row table:style-name="ro2"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2"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2"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2"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2">
          <table:table-cell office:value-type="float" office:value="246" calcext:value-type="float">
            <text:p>246</text:p>
          </table:table-cell>
          <table:table-cell table:number-columns-repeated="5"/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5"/>
        </table:table-row>
        <table:table-row table:style-name="ro2"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2">
          <table:table-cell office:value-type="float" office:value="251" calcext:value-type="float">
            <text:p>251</text:p>
          </table:table-cell>
          <table:table-cell table:number-columns-repeated="5"/>
        </table:table-row>
        <table:table-row table:style-name="ro2">
          <table:table-cell office:value-type="float" office:value="252" calcext:value-type="float">
            <text:p>252</text:p>
          </table:table-cell>
          <table:table-cell table:number-columns-repeated="5"/>
        </table:table-row>
        <table:table-row table:style-name="ro2">
          <table:table-cell office:value-type="float" office:value="253" calcext:value-type="float">
            <text:p>253</text:p>
          </table:table-cell>
          <table:table-cell table:number-columns-repeated="5"/>
        </table:table-row>
        <table:table-row table:style-name="ro2"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2"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2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2"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2"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5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2"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</table:table>
      <table:table table:name="StoreByByte" table:style-name="ta1"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BYTE3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1</text:p>
          </table:table-cell>
          <table:table-cell office:value-type="string" calcext:value-type="string">
            <text:p>BYTE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$A1]*4)" office:value-type="string" office:string-value="0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$A2]*4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$A3]*4)" office:value-type="string" office:string-value="4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$A4]*4)" office:value-type="string" office:string-value="8" calcext:value-type="string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HEX([.$A5]*4)" office:value-type="string" office:string-value="C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HEX([.$A6]*4)" office:value-type="string" office:string-value="10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HEX([.$A7]*4)" office:value-type="string" office:string-value="14" calcext:value-type="string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HEX([.$A8]*4)" office:value-type="string" office:string-value="18" calcext:value-type="string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HEX([.$A9]*4)" office:value-type="string" office:string-value="1C" calcext:value-type="string">
            <text:p>1C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HEX([.$A10]*4)" office:value-type="string" office:string-value="20" calcext:value-type="string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HEX([.$A11]*4)" office:value-type="string" office:string-value="24" calcext:value-type="string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HEX([.$A12]*4)" office:value-type="string" office:string-value="28" calcext:value-type="string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HEX([.$A13]*4)" office:value-type="string" office:string-value="2C" calcext:value-type="string">
            <text:p>2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HEX([.$A14]*4)" office:value-type="string" office:string-value="30" calcext:value-type="string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HEX([.$A15]*4)" office:value-type="string" office:string-value="34" calcext:value-type="string">
            <text:p>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HEX([.$A16]*4)" office:value-type="string" office:string-value="38" calcext:value-type="string">
            <text:p>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DEC2HEX([.$A17]*4)" office:value-type="string" office:string-value="3C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DEC2HEX([.$A18]*4)" office:value-type="string" office:string-value="40" calcext:value-type="string">
            <text:p>4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DEC2HEX([.$A19]*4)" office:value-type="string" office:string-value="44" calcext:value-type="string">
            <text:p>44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DEC2HEX([.$A20]*4)" office:value-type="string" office:string-value="48" calcext:value-type="string">
            <text:p>48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DEC2HEX([.$A21]*4)" office:value-type="string" office:string-value="4C" calcext:value-type="string">
            <text:p>4C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DEC2HEX([.$A22]*4)" office:value-type="string" office:string-value="50" calcext:value-type="string">
            <text:p>50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DEC2HEX([.$A23]*4)" office:value-type="string" office:string-value="54" calcext:value-type="string">
            <text:p>54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DEC2HEX([.$A24]*4)" office:value-type="string" office:string-value="58" calcext:value-type="string">
            <text:p>58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DEC2HEX([.$A25]*4)" office:value-type="string" office:string-value="5C" calcext:value-type="string">
            <text:p>5C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DEC2HEX([.$A26]*4)" office:value-type="string" office:string-value="60" calcext:value-type="string">
            <text:p>60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DEC2HEX([.$A27]*4)" office:value-type="string" office:string-value="64" calcext:value-type="string">
            <text:p>64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DEC2HEX([.$A28]*4)" office:value-type="string" office:string-value="68" calcext:value-type="string">
            <text:p>68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DEC2HEX([.$A29]*4)" office:value-type="string" office:string-value="6C" calcext:value-type="string">
            <text:p>6C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DEC2HEX([.$A30]*4)" office:value-type="string" office:string-value="70" calcext:value-type="string">
            <text:p>70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DEC2HEX([.$A31]*4)" office:value-type="string" office:string-value="74" calcext:value-type="string">
            <text:p>74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DEC2HEX([.$A32]*4)" office:value-type="string" office:string-value="78" calcext:value-type="string">
            <text:p>78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DEC2HEX([.$A33]*4)" office:value-type="string" office:string-value="7C" calcext:value-type="string">
            <text:p>7C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DEC2HEX([.$A34]*4)" office:value-type="string" office:string-value="80" calcext:value-type="string">
            <text:p>80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DEC2HEX([.$A35]*4)" office:value-type="string" office:string-value="84" calcext:value-type="string">
            <text:p>84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DEC2HEX([.$A36]*4)" office:value-type="string" office:string-value="88" calcext:value-type="string">
            <text:p>88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DEC2HEX([.$A37]*4)" office:value-type="string" office:string-value="8C" calcext:value-type="string">
            <text:p>8C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DEC2HEX([.$A38]*4)" office:value-type="string" office:string-value="90" calcext:value-type="string">
            <text:p>90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DEC2HEX([.$A39]*4)" office:value-type="string" office:string-value="94" calcext:value-type="string">
            <text:p>94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DEC2HEX([.$A40]*4)" office:value-type="string" office:string-value="98" calcext:value-type="string">
            <text:p>98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DEC2HEX([.$A41]*4)" office:value-type="string" office:string-value="9C" calcext:value-type="string">
            <text:p>9C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DEC2HEX([.$A42]*4)" office:value-type="string" office:string-value="A0" calcext:value-type="string">
            <text:p>A0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DEC2HEX([.$A43]*4)" office:value-type="string" office:string-value="A4" calcext:value-type="string">
            <text:p>A4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DEC2HEX([.$A44]*4)" office:value-type="string" office:string-value="A8" calcext:value-type="string">
            <text:p>A8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DEC2HEX([.$A45]*4)" office:value-type="string" office:string-value="AC" calcext:value-type="string">
            <text:p>AC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DEC2HEX([.$A46]*4)" office:value-type="string" office:string-value="B0" calcext:value-type="string">
            <text:p>B0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DEC2HEX([.$A47]*4)" office:value-type="string" office:string-value="B4" calcext:value-type="string">
            <text:p>B4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DEC2HEX([.$A48]*4)" office:value-type="string" office:string-value="B8" calcext:value-type="string">
            <text:p>B8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DEC2HEX([.$A49]*4)" office:value-type="string" office:string-value="BC" calcext:value-type="string">
            <text:p>BC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DEC2HEX([.$A50]*4)" office:value-type="string" office:string-value="C0" calcext:value-type="string">
            <text:p>C0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DEC2HEX([.$A51]*4)" office:value-type="string" office:string-value="C4" calcext:value-type="string">
            <text:p>C4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DEC2HEX([.$A52]*4)" office:value-type="string" office:string-value="C8" calcext:value-type="string">
            <text:p>C8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DEC2HEX([.$A53]*4)" office:value-type="string" office:string-value="CC" calcext:value-type="string">
            <text:p>CC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DEC2HEX([.$A54]*4)" office:value-type="string" office:string-value="D0" calcext:value-type="string">
            <text:p>D0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DEC2HEX([.$A55]*4)" office:value-type="string" office:string-value="D4" calcext:value-type="string">
            <text:p>D4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DEC2HEX([.$A56]*4)" office:value-type="string" office:string-value="D8" calcext:value-type="string">
            <text:p>D8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DEC2HEX([.$A57]*4)" office:value-type="string" office:string-value="DC" calcext:value-type="string">
            <text:p>DC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DEC2HEX([.$A58]*4)" office:value-type="string" office:string-value="E0" calcext:value-type="string">
            <text:p>E0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DEC2HEX([.$A59]*4)" office:value-type="string" office:string-value="E4" calcext:value-type="string">
            <text:p>E4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DEC2HEX([.$A60]*4)" office:value-type="string" office:string-value="E8" calcext:value-type="string">
            <text:p>E8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DEC2HEX([.$A61]*4)" office:value-type="string" office:string-value="EC" calcext:value-type="string">
            <text:p>EC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DEC2HEX([.$A62]*4)" office:value-type="string" office:string-value="F0" calcext:value-type="string">
            <text:p>F0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DEC2HEX([.$A63]*4)" office:value-type="string" office:string-value="F4" calcext:value-type="string">
            <text:p>F4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DEC2HEX([.$A64]*4)" office:value-type="string" office:string-value="F8" calcext:value-type="string">
            <text:p>F8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DEC2HEX([.$A65]*4)" office:value-type="string" office:string-value="FC" calcext:value-type="string">
            <text:p>FC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DEC2HEX([.$A66]*4)" office:value-type="string" office:string-value="100" calcext:value-type="string">
            <text:p>100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DEC2HEX([.$A67]*4)" office:value-type="string" office:string-value="104" calcext:value-type="string">
            <text:p>104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DEC2HEX([.$A68]*4)" office:value-type="string" office:string-value="108" calcext:value-type="string">
            <text:p>108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DEC2HEX([.$A69]*4)" office:value-type="string" office:string-value="10C" calcext:value-type="string">
            <text:p>10C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DEC2HEX([.$A70]*4)" office:value-type="string" office:string-value="110" calcext:value-type="string">
            <text:p>110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DEC2HEX([.$A71]*4)" office:value-type="string" office:string-value="114" calcext:value-type="string">
            <text:p>114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DEC2HEX([.$A72]*4)" office:value-type="string" office:string-value="118" calcext:value-type="string">
            <text:p>118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DEC2HEX([.$A73]*4)" office:value-type="string" office:string-value="11C" calcext:value-type="string">
            <text:p>11C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DEC2HEX([.$A74]*4)" office:value-type="string" office:string-value="120" calcext:value-type="string">
            <text:p>120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DEC2HEX([.$A75]*4)" office:value-type="string" office:string-value="124" calcext:value-type="string">
            <text:p>124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DEC2HEX([.$A76]*4)" office:value-type="string" office:string-value="128" calcext:value-type="string">
            <text:p>128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DEC2HEX([.$A77]*4)" office:value-type="string" office:string-value="12C" calcext:value-type="string">
            <text:p>12C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DEC2HEX([.$A78]*4)" office:value-type="string" office:string-value="130" calcext:value-type="string">
            <text:p>130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DEC2HEX([.$A79]*4)" office:value-type="string" office:string-value="134" calcext:value-type="string">
            <text:p>134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DEC2HEX([.$A80]*4)" office:value-type="string" office:string-value="138" calcext:value-type="string">
            <text:p>138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DEC2HEX([.$A81]*4)" office:value-type="string" office:string-value="13C" calcext:value-type="string">
            <text:p>13C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DEC2HEX([.$A82]*4)" office:value-type="string" office:string-value="140" calcext:value-type="string">
            <text:p>140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DEC2HEX([.$A83]*4)" office:value-type="string" office:string-value="144" calcext:value-type="string">
            <text:p>144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DEC2HEX([.$A84]*4)" office:value-type="string" office:string-value="148" calcext:value-type="string">
            <text:p>148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DEC2HEX([.$A85]*4)" office:value-type="string" office:string-value="14C" calcext:value-type="string">
            <text:p>14C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DEC2HEX([.$A86]*4)" office:value-type="string" office:string-value="150" calcext:value-type="string">
            <text:p>150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DEC2HEX([.$A87]*4)" office:value-type="string" office:string-value="154" calcext:value-type="string">
            <text:p>154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DEC2HEX([.$A88]*4)" office:value-type="string" office:string-value="158" calcext:value-type="string">
            <text:p>158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DEC2HEX([.$A89]*4)" office:value-type="string" office:string-value="15C" calcext:value-type="string">
            <text:p>15C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DEC2HEX([.$A90]*4)" office:value-type="string" office:string-value="160" calcext:value-type="string">
            <text:p>160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DEC2HEX([.$A91]*4)" office:value-type="string" office:string-value="164" calcext:value-type="string">
            <text:p>164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DEC2HEX([.$A92]*4)" office:value-type="string" office:string-value="168" calcext:value-type="string">
            <text:p>168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DEC2HEX([.$A93]*4)" office:value-type="string" office:string-value="16C" calcext:value-type="string">
            <text:p>16C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DEC2HEX([.$A94]*4)" office:value-type="string" office:string-value="170" calcext:value-type="string">
            <text:p>170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DEC2HEX([.$A95]*4)" office:value-type="string" office:string-value="174" calcext:value-type="string">
            <text:p>174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DEC2HEX([.$A96]*4)" office:value-type="string" office:string-value="178" calcext:value-type="string">
            <text:p>178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DEC2HEX([.$A97]*4)" office:value-type="string" office:string-value="17C" calcext:value-type="string">
            <text:p>17C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DEC2HEX([.$A98]*4)" office:value-type="string" office:string-value="180" calcext:value-type="string">
            <text:p>180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DEC2HEX([.$A99]*4)" office:value-type="string" office:string-value="184" calcext:value-type="string">
            <text:p>184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DEC2HEX([.$A100]*4)" office:value-type="string" office:string-value="188" calcext:value-type="string">
            <text:p>188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DEC2HEX([.$A101]*4)" office:value-type="string" office:string-value="18C" calcext:value-type="string">
            <text:p>18C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DEC2HEX([.$A102]*4)" office:value-type="string" office:string-value="190" calcext:value-type="string">
            <text:p>190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DEC2HEX([.$A103]*4)" office:value-type="string" office:string-value="194" calcext:value-type="string">
            <text:p>194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DEC2HEX([.$A104]*4)" office:value-type="string" office:string-value="198" calcext:value-type="string">
            <text:p>198</text:p>
          </table:table-cell>
          <table:table-cell table:number-columns-repeated="4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DEC2HEX([.$A105]*4)" office:value-type="string" office:string-value="19C" calcext:value-type="string">
            <text:p>19C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DEC2HEX([.$A106]*4)" office:value-type="string" office:string-value="1A0" calcext:value-type="string">
            <text:p>1A0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DEC2HEX([.$A107]*4)" office:value-type="string" office:string-value="1A4" calcext:value-type="string">
            <text:p>1A4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DEC2HEX([.$A108]*4)" office:value-type="string" office:string-value="1A8" calcext:value-type="string">
            <text:p>1A8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DEC2HEX([.$A109]*4)" office:value-type="string" office:string-value="1AC" calcext:value-type="string">
            <text:p>1AC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DEC2HEX([.$A110]*4)" office:value-type="string" office:string-value="1B0" calcext:value-type="string">
            <text:p>1B0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DEC2HEX([.$A111]*4)" office:value-type="string" office:string-value="1B4" calcext:value-type="string">
            <text:p>1B4</text:p>
          </table:table-cell>
          <table:table-cell table:number-columns-repeated="4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DEC2HEX([.$A112]*4)" office:value-type="string" office:string-value="1B8" calcext:value-type="string">
            <text:p>1B8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DEC2HEX([.$A113]*4)" office:value-type="string" office:string-value="1BC" calcext:value-type="string">
            <text:p>1BC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DEC2HEX([.$A114]*4)" office:value-type="string" office:string-value="1C0" calcext:value-type="string">
            <text:p>1C0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DEC2HEX([.$A115]*4)" office:value-type="string" office:string-value="1C4" calcext:value-type="string">
            <text:p>1C4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DEC2HEX([.$A116]*4)" office:value-type="string" office:string-value="1C8" calcext:value-type="string">
            <text:p>1C8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9T10:44:40.029152607</meta:creation-date>
    <dc:date>2024-04-28T16:50:33.728208840</dc:date>
    <meta:editing-duration>PT55M55S</meta:editing-duration>
    <meta:editing-cycles>9</meta:editing-cycles>
    <meta:generator>LibreOffice/6.4.7.2$Linux_X86_64 LibreOffice_project/40$Build-2</meta:generator>
    <meta:document-statistic meta:table-count="3" meta:cell-count="1056" meta:object-count="0"/>
  </office:meta>
</office:document-meta>
</file>